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729in" table:align="left"/>
    </style:style>
    <style:style style:name="Table1.A" style:family="table-column">
      <style:table-column-properties style:column-width="1.6438in"/>
    </style:style>
    <style:style style:name="Table1.B" style:family="table-column">
      <style:table-column-properties style:column-width="1.4938in"/>
    </style:style>
    <style:style style:name="Table1.C" style:family="table-column">
      <style:table-column-properties style:column-width="2.3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3 — Summary of the Invention</text:span></text:h>
      <text:p text:style-name="P3"><text:span text:style-name="Strong_20_Emphasis">Inventor:</text:span> <text:span text:style-name="Emphasis">Meir Niv</text:span></text:p>
      <text:p text:style-name="P4"/>
      <text:h text:style-name="P1" text:outline-level="1"><text:span text:style-name="Strong_20_Emphasis">3. SUMMARY OF THE INVENTION</text:span></text:h>
      <text:p text:style-name="P3">The invention disclosed herein introduces a <text:span text:style-name="Strong_20_Emphasis">comprehensive, end-to-end robotic culinary system</text:span> capable of preparing meals autonomously using either:</text:p>
      <text:list text:style-name="L1">
        <text:list-item>
          <text:p text:style-name="P5"><text:span text:style-name="Strong_20_Emphasis">A humanoid robot</text:span> operating in a standard kitchen,</text:p>
        </text:list-item>
        <text:list-item>
          <text:p text:style-name="P5"><text:span text:style-name="Strong_20_Emphasis">A compact appliance-based robotic unit</text:span>, or</text:p>
        </text:list-item>
        <text:list-item>
          <text:p text:style-name="P5"><text:span text:style-name="Strong_20_Emphasis">A hybrid combination</text:span>, where both systems coexist and share the same encrypted food ecosystem.</text:p>
        </text:list-item>
      </text:list>
      <text:p text:style-name="P3">The system integrates robotics, artificial intelligence, secure food authentication technology, and cloud-connected personalization.</text:p>
      <text:p text:style-name="P4"/>
      <text:h text:style-name="P2" text:outline-level="2"><text:span text:style-name="Strong_20_Emphasis">3.1 Core Purpose of the Invention</text:span></text:h>
      <text:p text:style-name="P3">The RoboChef invention aims to <text:span text:style-name="Strong_20_Emphasis">automate the entire meal preparation process</text:span>, from selecting a recipe to plating the finished dish, while ensuring:</text:p>
      <text:list text:style-name="L2">
        <text:list-item>
          <text:p text:style-name="P6">Ingredient authenticity</text:p>
        </text:list-item>
        <text:list-item>
          <text:p text:style-name="P6">Cooking consistency</text:p>
        </text:list-item>
        <text:list-item>
          <text:p text:style-name="P6">Safety</text:p>
        </text:list-item>
        <text:list-item>
          <text:p text:style-name="P6">Personalization</text:p>
        </text:list-item>
        <text:list-item>
          <text:p text:style-name="P6">Global scalability</text:p>
        </text:list-item>
        <text:list-item>
          <text:p text:style-name="P6">Vendor ecosystem control</text:p>
        </text:list-item>
      </text:list>
      <text:p text:style-name="P3">The system replicates or exceeds the skill of a professional human chef, requiring minimal user intervention.</text:p>
      <text:p text:style-name="P4"/>
      <text:h text:style-name="P2" text:outline-level="2"><text:span text:style-name="Strong_20_Emphasis">3.2 High-Level Architecture</text:span></text:h>
      <text:h text:style-name="P7" text:outline-level="3"><text:span text:style-name="Strong_20_Emphasis">Component 1 — Robotic Cooking System (Two Embodiments)</text:span></text:h>
      <text:p text:style-name="P3"><text:span text:style-name="Strong_20_Emphasis">A. Humanoid Robot Embodiment</text:span><text:line-break/>A full humanoid robot capable of:</text:p>
      <text:list text:style-name="L3">
        <text:list-item>
          <text:p text:style-name="P8">chopping, slicing, peeling</text:p>
        </text:list-item>
        <text:list-item>
          <text:p text:style-name="P8">measuring, weighing, seasoning</text:p>
        </text:list-item>
        <text:list-item>
          <text:p text:style-name="P8">mixing, boiling, frying, baking</text:p>
        </text:list-item>
        <text:list-item>
          <text:p text:style-name="P8">plating meals</text:p>
        </text:list-item>
        <text:list-item>
          <text:p text:style-name="P8">using ANY commercially available cookware or appliance</text:p>
        </text:list-item>
        <text:list-item>
          <text:p text:style-name="P8">navigating the kitchen safely</text:p>
        </text:list-item>
        <text:list-item>
          <text:p text:style-name="P8">learning the family’s preferred tastes</text:p>
        </text:list-item>
      </text:list>
      <text:p text:style-name="P3"><text:span text:style-name="Strong_20_Emphasis">B. Integrated Robotic Appliance Embodiment</text:span><text:line-break/>A compact device that:</text:p>
      <text:list text:style-name="L4">
        <text:list-item>
          <text:p text:style-name="P9">stores ingredients</text:p>
        </text:list-item>
        <text:list-item>
          <text:p text:style-name="P9">opens encrypted capsules</text:p>
        </text:list-item>
        <text:list-item>
          <text:p text:style-name="P9">performs preparation tasks internally</text:p>
        </text:list-item>
        <text:list-item>
          <text:p text:style-name="P9">cooks meals to recipe specifications</text:p>
        </text:list-item>
        <text:list-item>
          <text:p text:style-name="P9">plates the dish automatically</text:p>
        </text:list-item>
      </text:list>
      <text:p text:style-name="P3">Both embodiments share identical software logic and identical ingredient authentication.</text:p>
      <text:p text:style-name="P4"/>
      <text:h text:style-name="P7" text:outline-level="3"><text:soft-page-break/><text:span text:style-name="Strong_20_Emphasis">Component 2 — Authorized Encrypted Code (AEC) System</text:span></text:h>
      <text:p text:style-name="P3">The <text:span text:style-name="Strong_20_Emphasis">heart of the patent</text:span>:</text:p>
      <text:list text:style-name="L5">
        <text:list-item>
          <text:p text:style-name="P10">Every approved ingredient package or capsule must contain a <text:span text:style-name="Strong_20_Emphasis">secret, daily-rotating encrypted key</text:span>.</text:p>
        </text:list-item>
        <text:list-item>
          <text:p text:style-name="P10">The code:</text:p>
          <text:list>
            <text:list-item>
              <text:p text:style-name="P10">verifies freshness</text:p>
            </text:list-item>
            <text:list-item>
              <text:p text:style-name="P10">validates vendor identity</text:p>
            </text:list-item>
            <text:list-item>
              <text:p text:style-name="P10">prevents counterfeit ingredients</text:p>
            </text:list-item>
            <text:list-item>
              <text:p text:style-name="P10">prevents unauthorized suppliers</text:p>
            </text:list-item>
            <text:list-item>
              <text:p text:style-name="P10">protects recipes</text:p>
            </text:list-item>
            <text:list-item>
              <text:p text:style-name="P10">establishes recurring revenue</text:p>
            </text:list-item>
          </text:list>
        </text:list-item>
      </text:list>
      <text:p text:style-name="P3">If the AEC is missing, expired, incorrect, or tampered with, the RoboChef <text:span text:style-name="Strong_20_Emphasis">automatically rejects the ingredient</text:span> and alerts the user.</text:p>
      <text:p text:style-name="P3">This ensures consumer safety <text:span text:style-name="Emphasis">and</text:span> secures the business model.</text:p>
      <text:p text:style-name="P4"/>
      <text:h text:style-name="P7" text:outline-level="3"><text:span text:style-name="Strong_20_Emphasis">Component 3 — Cloud Brain (AI + Data System)</text:span></text:h>
      <text:p text:style-name="P3">The cloud platform:</text:p>
      <text:list text:style-name="L6">
        <text:list-item>
          <text:p text:style-name="P11">stores all recipes</text:p>
        </text:list-item>
        <text:list-item>
          <text:p text:style-name="P11">tracks user preferences</text:p>
        </text:list-item>
        <text:list-item>
          <text:p text:style-name="P11">collects sensor data from the robot</text:p>
        </text:list-item>
        <text:list-item>
          <text:p text:style-name="P11">improves cooking quality through machine learning</text:p>
        </text:list-item>
        <text:list-item>
          <text:p text:style-name="P11">personalizes flavors over time</text:p>
        </text:list-item>
        <text:list-item>
          <text:p text:style-name="P11">performs training for new recipes and new robots</text:p>
        </text:list-item>
        <text:list-item>
          <text:p text:style-name="P11">supports third-party chef recipes</text:p>
        </text:list-item>
      </text:list>
      <text:p text:style-name="P3">Chefs globally can upload recipes and get paid royalties on usage.</text:p>
      <text:p text:style-name="P4"/>
      <text:h text:style-name="P7" text:outline-level="3"><text:span text:style-name="Strong_20_Emphasis">Component 4 — Multi-Size Product Line</text:span></text:h>
      <text:p text:style-name="P3">To maximize adoption, the invention supports three physical format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ormat</text:p>
            </table:table-cell>
            <table:table-cell table:style-name="Table1.A1" office:value-type="string">
              <text:p text:style-name="Table_20_Heading">Users</text:p>
            </table:table-cell>
            <table:table-cell table:style-name="Table1.A1" office:value-type="string">
              <text:p text:style-name="Table_20_Heading">Capacity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ersonal RoboChef</text:span></text:p>
          </table:table-cell>
          <table:table-cell table:style-name="Table1.A1" office:value-type="string">
            <text:p text:style-name="Table_20_Contents">Individuals</text:p>
          </table:table-cell>
          <table:table-cell table:style-name="Table1.A1" office:value-type="string">
            <text:p text:style-name="Table_20_Contents">One meal per cyc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amily RoboChef</text:span></text:p>
          </table:table-cell>
          <table:table-cell table:style-name="Table1.A1" office:value-type="string">
            <text:p text:style-name="Table_20_Contents">Households</text:p>
          </table:table-cell>
          <table:table-cell table:style-name="Table1.A1" office:value-type="string">
            <text:p text:style-name="Table_20_Contents">2–4 meals per cyc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taurant RoboChef</text:span></text:p>
          </table:table-cell>
          <table:table-cell table:style-name="Table1.A1" office:value-type="string">
            <text:p text:style-name="Table_20_Contents">Commercial kitchens</text:p>
          </table:table-cell>
          <table:table-cell table:style-name="Table1.A1" office:value-type="string">
            <text:p text:style-name="Table_20_Contents">Continuous multi-meal workflow</text:p>
          </table:table-cell>
        </table:table-row>
      </table:table>
      <text:p text:style-name="P4"/>
      <text:h text:style-name="P7" text:outline-level="3"><text:span text:style-name="Strong_20_Emphasis">Component 5 — Custom Food Capsule System</text:span></text:h>
      <text:p text:style-name="P3">Users may add custom ingredients via:</text:p>
      <text:list text:style-name="L7">
        <text:list-item>
          <text:p text:style-name="P12"><text:span text:style-name="Strong_20_Emphasis">Open capsules</text:span></text:p>
        </text:list-item>
        <text:list-item>
          <text:p text:style-name="P12"><text:span text:style-name="Strong_20_Emphasis">Clean, sealed, user-filled containers</text:span></text:p>
        </text:list-item>
      </text:list>
      <text:p text:style-name="P3">If the user’s ingredient becomes popular, the system adds it to:</text:p>
      <text:list text:style-name="L8">
        <text:list-item>
          <text:p text:style-name="P13">official recipes</text:p>
        </text:list-item>
        <text:list-item>
          <text:p text:style-name="P13">encrypted packages</text:p>
        </text:list-item>
        <text:list-item>
          <text:p text:style-name="P13">vendor supply chains</text:p>
        </text:list-item>
      </text:list>
      <text:p text:style-name="P3">This creates a <text:span text:style-name="Strong_20_Emphasis">crowdsourced recipe evolution pathway</text:span>.</text:p>
      <text:p text:style-name="P4"/>
      <text:h text:style-name="P2" text:outline-level="2"><text:soft-page-break/><text:span text:style-name="Strong_20_Emphasis">3.3 Key Advantages</text:span></text:h>
      <text:h text:style-name="P7" text:outline-level="3"><text:span text:style-name="Strong_20_Emphasis">1 — 100% Automated Cooking</text:span></text:h>
      <text:p text:style-name="P3">No human intervention required beyond:</text:p>
      <text:list text:style-name="L9">
        <text:list-item>
          <text:p text:style-name="P14">selecting a recipe<text:line-break/>or</text:p>
        </text:list-item>
        <text:list-item>
          <text:p text:style-name="P14">placing the capsule</text:p>
        </text:list-item>
      </text:list>
      <text:h text:style-name="P7" text:outline-level="3"><text:span text:style-name="Strong_20_Emphasis">2 — Ingredient Verification &amp; Safety</text:span></text:h>
      <text:p text:style-name="P3">No other system in the world uses encrypted authorization for cooking.</text:p>
      <text:h text:style-name="P7" text:outline-level="3"><text:span text:style-name="Strong_20_Emphasis">3 — Universal Kitchen Compatibility</text:span></text:h>
      <text:p text:style-name="P3">The humanoid robot embodiment:</text:p>
      <text:list text:style-name="L10">
        <text:list-item>
          <text:p text:style-name="P15">uses existing stove, oven, microwave, toaster, knives, pans</text:p>
        </text:list-item>
        <text:list-item>
          <text:p text:style-name="P15">requires no specialized hardware</text:p>
        </text:list-item>
      </text:list>
      <text:h text:style-name="P7" text:outline-level="3"><text:span text:style-name="Strong_20_Emphasis">4 — Recurring Revenue Through AEC</text:span></text:h>
      <text:p text:style-name="P3">Every ingredient package generates income.<text:line-break/>Every vendor must purchase AEC licenses.</text:p>
      <text:h text:style-name="P7" text:outline-level="3"><text:span text:style-name="Strong_20_Emphasis">5 — AI-Personalized Meals</text:span></text:h>
      <text:p text:style-name="P3">Machine learning adapts flavors and techniques over time.</text:p>
      <text:p text:style-name="P4"/>
      <text:h text:style-name="P2" text:outline-level="2"><text:span text:style-name="Strong_20_Emphasis">3.4 Summary Statement</text:span></text:h>
      <text:p text:style-name="P3"><text:span text:style-name="Strong_20_Emphasis">In its broadest form, RoboChef is a fully automated, encrypted-authorized, AI-driven robotic cooking system capable of preparing meals with the skill and precision of a human chef while ensuring secure and authenticated ingredients through a proprietary encryption standard.</text:span></text:p>
      <text:p text:style-name="P3">This system is designed to scale to millions of households, restaurants, and global food suppliers.</text:p>
      <text:p text:style-name="P4"/>
      <text:p text:style-name="P3">✔️ <text:span text:style-name="Strong_20_Emphasis">Section 3 Delivered.</text:span></text:p>
      <text:p text:style-name="P3">When ready, say:</text:p>
      <text:h text:style-name="P7" text:outline-level="3"><text:span text:style-name="Strong_20_Emphasis">“Proceed with Secti</text:span></text:h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2:31:21.064345300</meta:creation-date>
    <dc:date>2025-11-17T22:32:23.792188700</dc:date>
    <meta:editing-duration>PT1M2S</meta:editing-duration>
    <meta:editing-cycles>1</meta:editing-cycles>
    <meta:document-statistic meta:table-count="1" meta:image-count="0" meta:object-count="0" meta:page-count="3" meta:paragraph-count="101" meta:word-count="623" meta:character-count="4198" meta:non-whitespace-character-count="3710"/>
    <meta:generator>LibreOffice/25.8.2.2$Windows_X86_64 LibreOffice_project/d401f2107ccab8f924a8e2df40f573aab7605b6f</meta:generator>
  </office:meta>
</office:document-meta>
</file>